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/>
    <style:font-face style:name="Mathematica1" svg:font-family="Mathematica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ff"/>
    </style:style>
    <style:style style:name="gr2" style:family="graphic" style:parent-style-name="standard">
      <style:graphic-properties draw:stroke="none" draw:fill="solid" draw:fill-color="#ff0000"/>
    </style:style>
    <style:style style:name="gr3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60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4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8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0000ff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3.6999998092651pt" style:font-size-asian="13.6999998092651pt" style:font-size-complex="13.6999998092651pt"/>
    </style:style>
    <style:style style:name="P6" style:family="paragraph">
      <loext:graphic-properties draw:fill="none"/>
      <style:paragraph-properties style:writing-mode="lr-tb"/>
      <style:text-properties fo:font-size="9.69999980926514pt" style:font-size-asian="9.69999980926514pt" style:font-size-complex="9.69999980926514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loext:opacity="100%" style:font-name="Times1" fo:font-size="13.6999998092651pt" fo:font-weight="bold" style:font-size-asian="13.6999998092651pt" style:font-weight-asian="bold" style:font-name-complex="Times1" style:font-size-complex="13.6999998092651pt" style:font-weight-complex="bold"/>
    </style:style>
    <style:style style:name="T2" style:family="text">
      <style:text-properties fo:color="#000000" loext:opacity="100%" style:font-name="Times1" fo:font-size="13.6999998092651pt" fo:font-style="italic" fo:font-weight="bold" style:font-size-asian="13.6999998092651pt" style:font-style-asian="italic" style:font-weight-asian="bold" style:font-name-complex="Times1" style:font-size-complex="13.6999998092651pt" style:font-style-complex="italic" style:font-weight-complex="bold"/>
    </style:style>
    <style:style style:name="T3" style:family="text">
      <style:text-properties fo:color="#000000" loext:opacity="100%" style:font-name="Times1" fo:font-size="9.69999980926514pt" fo:font-weight="bold" style:font-size-asian="9.69999980926514pt" style:font-weight-asian="bold" style:font-name-complex="Times1" style:font-size-complex="9.69999980926514pt" style:font-weight-complex="bold"/>
    </style:style>
    <style:style style:name="T4" style:family="text">
      <style:text-properties fo:color="#000000" loext:opacity="100%" style:font-name="Mathematica" fo:font-size="13.6999998092651pt" fo:font-weight="bold" style:font-size-asian="13.6999998092651pt" style:font-weight-asian="bold" style:font-name-complex="Mathematica" style:font-size-complex="13.6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243cm" svg:height="0.244cm" svg:x="1.55cm" svg:y="0.234cm" svg:viewBox="0 0 244 245" svg:d="M244 122c0-32-12-63-35-86s-54-36-87-36c-32 0-63 13-86 36-24 23-36 54-36 86 0 34 12 65 36 87 23 23 54 36 86 36 33 0 64-13 87-36 23-22 35-53 35-87z">
          <text:p/>
        </draw:path>
        <draw:path draw:style-name="gr2" draw:text-style-name="P2" draw:layer="layout" svg:width="0.244cm" svg:height="0.244cm" svg:x="5.444cm" svg:y="5.884cm" svg:viewBox="0 0 245 245" svg:d="M245 123c0-33-13-65-36-87-23-23-54-36-86-36s-63 13-86 36c-24 22-37 54-37 87 0 32 13 63 37 86 23 23 54 36 86 36s63-13 86-36 36-54 36-86z">
          <text:p/>
        </draw:path>
        <draw:path draw:style-name="gr1" draw:text-style-name="P1" draw:layer="layout" svg:width="0.244cm" svg:height="0.244cm" svg:x="5.444cm" svg:y="0.94cm" svg:viewBox="0 0 245 245" svg:d="M245 122c0-32-13-63-36-86s-54-36-86-36-63 13-86 36c-24 23-37 54-37 86 0 33 13 64 37 87 23 23 54 36 86 36s63-13 86-36 36-54 36-87z">
          <text:p/>
        </draw:path>
        <draw:path draw:style-name="gr2" draw:text-style-name="P2" draw:layer="layout" svg:width="0.244cm" svg:height="0.244cm" svg:x="9.338cm" svg:y="5.001cm" svg:viewBox="0 0 245 245" svg:d="M245 122c0-32-12-63-35-86s-54-36-87-36c-32 0-63 13-86 36-24 23-37 54-37 86s13 63 37 86c23 24 54 37 86 37 33 0 64-13 87-37 23-23 35-54 35-86z">
          <text:p/>
        </draw:path>
        <draw:path draw:style-name="gr1" draw:text-style-name="P1" draw:layer="layout" svg:width="0.244cm" svg:height="0.244cm" svg:x="9.338cm" svg:y="1.021cm" svg:viewBox="0 0 245 245" svg:d="M245 123c0-32-12-64-35-87s-54-36-87-36c-32 0-63 13-86 36-24 23-37 55-37 87s13 63 37 86c23 23 54 36 86 36 33 0 64-13 87-36s35-54 35-86z">
          <text:p/>
        </draw:path>
        <draw:line draw:style-name="gr3" draw:text-style-name="P3" draw:layer="layout" svg:x1="9.626cm" svg:y1="6.651cm" svg:x2="1.344cm" svg:y2="6.651cm">
          <text:p/>
        </draw:line>
        <draw:line draw:style-name="gr3" draw:text-style-name="P3" draw:layer="layout" svg:x1="1.344cm" svg:y1="6.651cm" svg:x2="1.344cm" svg:y2="0.025cm">
          <text:p/>
        </draw:line>
        <draw:line draw:style-name="gr3" draw:text-style-name="P3" draw:layer="layout" svg:x1="1.344cm" svg:y1="0.025cm" svg:x2="9.626cm" svg:y2="0.025cm">
          <text:p/>
        </draw:line>
        <draw:line draw:style-name="gr3" draw:text-style-name="P3" draw:layer="layout" svg:x1="9.626cm" svg:y1="0.025cm" svg:x2="9.626cm" svg:y2="6.651cm">
          <text:p/>
        </draw:line>
        <draw:line draw:style-name="gr4" draw:text-style-name="P3" draw:layer="layout" svg:x1="1.344cm" svg:y1="6.524cm" svg:x2="1.41cm" svg:y2="6.524cm">
          <text:p/>
        </draw:line>
        <draw:line draw:style-name="gr4" draw:text-style-name="P3" draw:layer="layout" svg:x1="1.344cm" svg:y1="6.168cm" svg:x2="1.455cm" svg:y2="6.168cm">
          <text:p/>
        </draw:line>
        <draw:line draw:style-name="gr4" draw:text-style-name="P3" draw:layer="layout" svg:x1="1.344cm" svg:y1="5.812cm" svg:x2="1.41cm" svg:y2="5.812cm">
          <text:p/>
        </draw:line>
        <draw:line draw:style-name="gr4" draw:text-style-name="P3" draw:layer="layout" svg:x1="1.344cm" svg:y1="5.456cm" svg:x2="1.41cm" svg:y2="5.456cm">
          <text:p/>
        </draw:line>
        <draw:line draw:style-name="gr4" draw:text-style-name="P3" draw:layer="layout" svg:x1="1.344cm" svg:y1="5.1cm" svg:x2="1.41cm" svg:y2="5.1cm">
          <text:p/>
        </draw:line>
        <draw:line draw:style-name="gr4" draw:text-style-name="P3" draw:layer="layout" svg:x1="1.344cm" svg:y1="4.744cm" svg:x2="1.41cm" svg:y2="4.744cm">
          <text:p/>
        </draw:line>
        <draw:line draw:style-name="gr4" draw:text-style-name="P3" draw:layer="layout" svg:x1="1.344cm" svg:y1="4.388cm" svg:x2="1.455cm" svg:y2="4.388cm">
          <text:p/>
        </draw:line>
        <draw:frame draw:style-name="gr5" draw:text-style-name="P5" draw:layer="layout" svg:width="0.607cm" svg:height="0.539cm" svg:x="0.665cm" svg:y="5.859cm">
          <draw:text-box>
            <text:p text:style-name="P4"><text:span text:style-name="T1">2.0</text:span></text:p>
          </draw:text-box>
        </draw:frame>
        <draw:line draw:style-name="gr4" draw:text-style-name="P3" draw:layer="layout" svg:x1="1.344cm" svg:y1="4.032cm" svg:x2="1.41cm" svg:y2="4.032cm">
          <text:p/>
        </draw:line>
        <draw:line draw:style-name="gr4" draw:text-style-name="P3" draw:layer="layout" svg:x1="1.344cm" svg:y1="3.675cm" svg:x2="1.41cm" svg:y2="3.675cm">
          <text:p/>
        </draw:line>
        <draw:line draw:style-name="gr4" draw:text-style-name="P3" draw:layer="layout" svg:x1="1.344cm" svg:y1="3.319cm" svg:x2="1.41cm" svg:y2="3.319cm">
          <text:p/>
        </draw:line>
        <draw:line draw:style-name="gr4" draw:text-style-name="P3" draw:layer="layout" svg:x1="1.344cm" svg:y1="2.963cm" svg:x2="1.41cm" svg:y2="2.963cm">
          <text:p/>
        </draw:line>
        <draw:line draw:style-name="gr4" draw:text-style-name="P3" draw:layer="layout" svg:x1="1.344cm" svg:y1="2.607cm" svg:x2="1.455cm" svg:y2="2.607cm">
          <text:p/>
        </draw:line>
        <draw:frame draw:style-name="gr5" draw:text-style-name="P5" draw:layer="layout" svg:width="0.607cm" svg:height="0.539cm" svg:x="0.665cm" svg:y="4.079cm">
          <draw:text-box>
            <text:p text:style-name="P4"><text:span text:style-name="T1">2.5</text:span></text:p>
          </draw:text-box>
        </draw:frame>
        <draw:line draw:style-name="gr4" draw:text-style-name="P3" draw:layer="layout" svg:x1="1.344cm" svg:y1="2.251cm" svg:x2="1.41cm" svg:y2="2.251cm">
          <text:p/>
        </draw:line>
        <draw:line draw:style-name="gr4" draw:text-style-name="P3" draw:layer="layout" svg:x1="1.344cm" svg:y1="1.895cm" svg:x2="1.41cm" svg:y2="1.895cm">
          <text:p/>
        </draw:line>
        <draw:line draw:style-name="gr4" draw:text-style-name="P3" draw:layer="layout" svg:x1="1.344cm" svg:y1="1.539cm" svg:x2="1.41cm" svg:y2="1.539cm">
          <text:p/>
        </draw:line>
        <draw:line draw:style-name="gr4" draw:text-style-name="P3" draw:layer="layout" svg:x1="1.344cm" svg:y1="1.183cm" svg:x2="1.41cm" svg:y2="1.183cm">
          <text:p/>
        </draw:line>
        <draw:line draw:style-name="gr4" draw:text-style-name="P3" draw:layer="layout" svg:x1="1.344cm" svg:y1="0.827cm" svg:x2="1.455cm" svg:y2="0.827cm">
          <text:p/>
        </draw:line>
        <draw:frame draw:style-name="gr5" draw:text-style-name="P5" draw:layer="layout" svg:width="0.607cm" svg:height="0.539cm" svg:x="0.665cm" svg:y="2.298cm">
          <draw:text-box>
            <text:p text:style-name="P4"><text:span text:style-name="T1">3.0</text:span></text:p>
          </draw:text-box>
        </draw:frame>
        <draw:line draw:style-name="gr4" draw:text-style-name="P3" draw:layer="layout" svg:x1="1.344cm" svg:y1="0.471cm" svg:x2="1.41cm" svg:y2="0.471cm">
          <text:p/>
        </draw:line>
        <draw:line draw:style-name="gr4" draw:text-style-name="P3" draw:layer="layout" svg:x1="1.344cm" svg:y1="0.115cm" svg:x2="1.41cm" svg:y2="0.115cm">
          <text:p/>
        </draw:line>
        <draw:frame draw:style-name="gr5" draw:text-style-name="P5" draw:layer="layout" svg:width="0.607cm" svg:height="0.539cm" svg:x="0.665cm" svg:y="0.518cm">
          <draw:text-box>
            <text:p text:style-name="P4"><text:span text:style-name="T1">3.5</text:span></text:p>
          </draw:text-box>
        </draw:frame>
        <draw:frame draw:style-name="gr6" draw:text-style-name="P5" draw:layer="layout" svg:width="0.482cm" svg:height="0.539cm" draw:transform="rotate (1.5707963267949) translate (-0.068cm 4.165cm)">
          <draw:text-box>
            <text:p text:style-name="P4"><text:span text:style-name="T2">Q</text:span></text:p>
          </draw:text-box>
        </draw:frame>
        <draw:frame draw:style-name="gr7" draw:text-style-name="P6" draw:layer="layout" svg:width="0.349cm" svg:height="0.382cm" draw:transform="rotate (1.5707963267949) translate (0.136cm 3.817cm)">
          <draw:text-box>
            <text:p text:style-name="P4"><text:span text:style-name="T3">20</text:span></text:p>
          </draw:text-box>
        </draw:frame>
        <draw:frame draw:style-name="gr8" draw:text-style-name="P5" draw:layer="layout" svg:width="0.482cm" svg:height="0.482cm" draw:transform="rotate (1.5707963267949) translate (0.028cm 3.341cm)">
          <draw:text-box>
            <text:p text:style-name="P4"><text:span text:style-name="T4">[</text:span></text:p>
          </draw:text-box>
        </draw:frame>
        <draw:frame draw:style-name="gr9" draw:text-style-name="P5" draw:layer="layout" svg:width="0.485cm" svg:height="0.539cm" draw:transform="rotate (1.5707963267949) translate (-0.068cm 3.168cm)">
          <draw:text-box>
            <text:p text:style-name="P4"><text:span text:style-name="T1">eb</text:span></text:p>
          </draw:text-box>
        </draw:frame>
        <draw:frame draw:style-name="gr8" draw:text-style-name="P5" draw:layer="layout" svg:width="0.482cm" svg:height="0.482cm" draw:transform="rotate (1.5707963267949) translate (0.028cm 2.686cm)">
          <draw:text-box>
            <text:p text:style-name="P4"><text:span text:style-name="T4">]</text:span></text:p>
          </draw:text-box>
        </draw:frame>
        <draw:g>
          <svg:title>TexMaths</svg:title>
          <svg:desc>14§display§^{130}\text{Ba}§svg§600§TRUE§</svg:desc>
          <draw:g>
            <draw:path draw:style-name="gr10" draw:text-style-name="P7" draw:layer="layout" svg:width="0.123cm" svg:height="0.226cm" svg:x="1.584cm" svg:y="3.166cm" svg:viewBox="0 0 124 227" svg:d="M77 10c0-10 0-10-10-10-22 21-53 22-67 22 0 4 0 8 0 11 8 0 31 0 49-8 0 58 0 116 0 175 0 11 0 15-34 15-4 0-8 0-12 0 0 4 0 8 0 12 5-1 47-1 60-1 11 0 54 0 61 1 0-4 0-8 0-12-4 0-8 0-12 0-35 0-35-4-35-15 0-64 0-127 0-190z">
              <text:p/>
            </draw:path>
            <draw:path draw:style-name="gr10" draw:text-style-name="P7" draw:layer="layout" svg:width="0.157cm" svg:height="0.233cm" svg:x="1.76cm" svg:y="3.166cm" svg:viewBox="0 0 158 234" svg:d="M75 113c27 0 47 18 47 54 0 44-26 56-45 56-14 0-43-4-59-23 17-2 20-13 20-20 0-11-7-20-18-20-10 0-20 7-20 21 0 33 36 53 77 53 49 0 81-32 81-67 0-26-22-53-60-61 36-13 50-38 50-59 0-27-32-47-70-47-37 0-67 18-67 46 0 11 7 18 18 18 10 0 17-8 17-18s-7-17-17-17c12-15 35-19 48-19 15 0 38 7 38 37 0 14-6 30-14 41-12 12-21 14-38 14-8 1-10 1-11 1-2 0-4 2-4 4 0 6 4 6 9 6 6 0 12 0 18 0z">
              <text:p/>
            </draw:path>
            <draw:path draw:style-name="gr10" draw:text-style-name="P7" draw:layer="layout" svg:width="0.158cm" svg:height="0.233cm" svg:x="1.956cm" svg:y="3.166cm" svg:viewBox="0 0 159 234" svg:d="M159 119c0-38-5-66-21-90-9-15-32-29-58-29-80 0-80 94-80 119 0 24 0 115 80 115 79 0 79-92 79-115zM80 225c-17 0-38-10-45-38-4-20-4-49-4-74s0-50 5-70c7-26 30-33 44-33 18 0 36 11 42 30 5 19 5 44 5 73 0 25 0 52-4 73-7 30-31 39-43 39z">
              <text:p/>
            </draw:path>
            <draw:path draw:style-name="gr10" draw:text-style-name="P7" draw:layer="layout" svg:width="0.301cm" svg:height="0.333cm" svg:x="2.175cm" svg:y="3.261cm" svg:viewBox="0 0 302 334" svg:d="M91 155c0-40 0-80 0-120 0-17 1-20 24-20 20 0 41 0 61 0 48 0 64 42 64 67 0 32-23 73-78 73-24 0-47 0-71 0zM207 159c47-8 81-40 81-77 0-42-45-82-109-82-60 0-119 0-179 0 0 5 0 10 0 15 4 0 7 0 11 0 38 0 39 6 39 23 0 86 0 172 0 258 0 17-1 22-39 22-4 0-7 0-11 0 0 5 0 10 0 16 64 0 129 0 193 0s109-44 109-90c0-42-41-79-95-85zM176 318c-20 0-41 0-61 0-23 0-24-3-24-19 0-45 0-89 0-133 31 0 61 0 92 0 49 0 70 45 70 78 0 35-27 74-77 74z">
              <text:p/>
            </draw:path>
            <draw:path draw:style-name="gr10" draw:text-style-name="P7" draw:layer="layout" svg:width="0.22cm" svg:height="0.224cm" svg:x="2.526cm" svg:y="3.375cm" svg:viewBox="0 0 221 225" svg:d="M143 183c1 19 15 39 37 39 12 0 41-7 41-46 0-9 0-19 0-28-4 0-9 0-13 0 0 9 0 19 0 28 0 28-12 31-16 31-17 0-19-21-19-24 0-33 0-65 0-98 0-21 0-39-18-57-19-20-43-28-67-28-40 0-74 24-74 56 0 14 10 22 22 22 14 0 23-10 23-22 0-6-3-21-25-23 14-16 37-22 53-22 23 0 51 20 51 63 0 6 0 12 0 18-25 1-58 3-89 17-38 17-49 43-49 64 0 39 48 52 78 52 32 0 55-20 65-42zM138 102c0 16 0 32 0 49 0 46-35 63-57 63-24 0-43-17-43-41 0-28 19-68 100-71z">
              <text:p/>
            </draw:path>
          </draw:g>
        </draw:g>
        <draw:g>
          <svg:title>TexMaths</svg:title>
          <svg:desc>14§display§^{134}\text{Ce}§svg§600§TRUE§</svg:desc>
          <draw:g>
            <draw:path draw:style-name="gr10" draw:text-style-name="P7" draw:layer="layout" svg:width="0.123cm" svg:height="0.225cm" svg:x="5.086cm" svg:y="3.171cm" svg:viewBox="0 0 124 226" svg:d="M78 10c0-10-1-10-11-10-22 21-53 21-67 21 0 4 0 8 0 13 8 0 31 0 50-10 0 58 0 116 0 174 0 11 0 17-35 17-4 0-8 0-12 0 0 4 0 8 0 11 5 0 47-1 60-1 11 0 55 1 61 1 0-3 0-7 0-11-4 0-8 0-12 0-34 0-34-6-34-17 0-63 0-125 0-188z">
              <text:p/>
            </draw:path>
            <draw:path draw:style-name="gr10" draw:text-style-name="P7" draw:layer="layout" svg:width="0.157cm" svg:height="0.232cm" svg:x="5.262cm" svg:y="3.171cm" svg:viewBox="0 0 158 233" svg:d="M76 113c26 0 46 18 46 55 0 41-25 55-45 55-14 0-43-4-59-25 17 0 21-11 21-18 0-11-8-19-19-19-10 0-20 5-20 19 0 32 36 53 78 53 48 0 80-30 80-65 0-27-21-53-59-62 35-12 49-39 49-60 0-26-32-46-70-46-37 0-67 18-67 45 0 12 7 18 18 18 10 0 17-7 17-17s-7-17-17-18c12-15 35-18 48-18 17 0 38 7 38 36 0 15-4 31-14 42-11 13-21 13-38 14-8 1-10 1-11 1-1 2-3 0-3 5s3 5 8 5c6 0 12 0 19 0z">
              <text:p/>
            </draw:path>
            <draw:path draw:style-name="gr10" draw:text-style-name="P7" draw:layer="layout" svg:width="0.167cm" svg:height="0.229cm" svg:x="5.454cm" svg:y="3.167cm" svg:viewBox="0 0 168 230" svg:d="M168 175c0-5 0-9 0-13-13 0-25 0-38 0 0-51 0-101 0-152 0-7 0-10-8-10-4 0-6 0-9 6-37 52-75 104-113 156 0 4 0 8 0 13 34 0 67 0 101 0 0 9 0 18 0 28 0 12 0 16-28 16-4 0-7 0-10 0 0 4 0 8 0 11 18 0 39-1 52-1 12 0 35 1 51 1 0-3 0-7 0-11-2 0-5 0-8 0-28 0-28-4-28-16 0-10 0-19 0-28 13 0 25 0 38 0zM104 38c0 41 0 83 0 124-31 0-61 0-91 0 30-41 60-83 91-124z">
              <text:p/>
            </draw:path>
            <draw:path draw:style-name="gr10" draw:text-style-name="P7" draw:layer="layout" svg:width="0.298cm" svg:height="0.355cm" svg:x="5.687cm" svg:y="3.255cm" svg:viewBox="0 0 299 356" svg:d="M0 177c0 102 80 179 171 179 81 0 128-68 128-126 0-4 0-7-7-7-4 0-4 3-5 7-4 70-56 111-109 111-31 0-128-17-128-162 0-147 97-164 126-164 55 0 98 45 108 116 0 7 0 9 7 9 8 0 8-2 8-12 0-38 0-77 0-115 0-9 0-13-5-13-2 0-4 0-7 6-9 12-17 24-25 36-19-17-44-42-91-42-91 0-171 78-171 177z">
              <text:p/>
            </draw:path>
            <draw:path draw:style-name="gr10" draw:text-style-name="P7" draw:layer="layout" svg:width="0.189cm" svg:height="0.224cm" svg:x="6.029cm" svg:y="3.381cm" svg:viewBox="0 0 190 225" svg:d="M41 96c4-72 44-85 61-85 50 0 56 66 56 85-39 0-78 0-117 0zM41 106c45 0 91 0 137 0 11 0 12 0 12-10 0-49-26-96-88-96-57 0-102 50-102 112 0 65 52 113 108 113 60 0 82-55 82-64 0-5-4-6-7-6-4 0-5 3-5 7-19 50-62 50-67 50-24 0-44-14-55-32-15-24-15-56-15-74z">
              <text:p/>
            </draw:path>
          </draw:g>
        </draw:g>
        <draw:g>
          <svg:title>TexMaths</svg:title>
          <svg:desc>14§display§^{136}\text{Nd}§svg§600§TRUE§</svg:desc>
          <draw:g>
            <draw:path draw:style-name="gr10" draw:text-style-name="P7" draw:layer="layout" svg:width="0.123cm" svg:height="0.226cm" svg:x="8.288cm" svg:y="3.168cm" svg:viewBox="0 0 124 227" svg:d="M77 10c0-10 0-10-10-10-22 21-53 22-67 22 0 4 0 8 0 11 8 0 31 0 49-8 0 58 0 116 0 175 0 11 0 15-34 15-4 0-8 0-12 0 0 4 0 8 0 12 5-1 47-1 60-1 11 0 54 0 61 1 0-4 0-8 0-12-4 0-8 0-12 0-35 0-35-4-35-15 0-64 0-127 0-190z">
              <text:p/>
            </draw:path>
            <draw:path draw:style-name="gr10" draw:text-style-name="P7" draw:layer="layout" svg:width="0.157cm" svg:height="0.233cm" svg:x="8.464cm" svg:y="3.168cm" svg:viewBox="0 0 158 234" svg:d="M76 113c26 0 46 18 46 54 0 44-26 56-45 56-14 0-43-4-59-23 17-2 21-13 21-20 0-11-8-20-19-20-10 0-20 7-20 21 0 33 36 53 78 53 48 0 80-32 80-67 0-26-21-53-59-61 35-13 49-38 49-59 0-27-32-47-70-47-37 0-67 18-67 46 0 11 7 18 18 18 10 0 17-8 17-18s-7-17-17-17c12-15 35-19 48-19 15 0 38 7 38 37 0 14-6 30-14 41-12 12-21 14-38 14-8 1-10 1-11 1-2 0-4 2-4 4 0 6 4 6 9 6 6 0 12 0 19 0z">
              <text:p/>
            </draw:path>
            <draw:path draw:style-name="gr10" draw:text-style-name="P7" draw:layer="layout" svg:width="0.157cm" svg:height="0.233cm" svg:x="8.66cm" svg:y="3.168cm" svg:viewBox="0 0 158 234" svg:d="M34 116c0-29 2-55 15-76 11-18 31-30 52-30 11 0 23 3 30 12-8 0-15 6-15 16 0 9 6 16 17 16 10 0 15-7 15-16 0-20-14-38-47-38-51 0-101 45-101 119 0 88 42 115 80 115 42 0 78-32 78-76s-34-76-74-76c-28 0-43 18-50 34zM80 223c-17 0-31-9-38-25-4-11-7-28-7-47 0-34 20-60 47-60 16 0 26 7 35 19 7 13 9 27 9 48 0 19 0 33-10 46-8 12-20 19-36 19z">
              <text:p/>
            </draw:path>
            <draw:path draw:style-name="gr10" draw:text-style-name="P7" draw:layer="layout" svg:width="0.335cm" svg:height="0.333cm" svg:x="8.878cm" svg:y="3.263cm" svg:viewBox="0 0 336 334" svg:d="M98 7c-4-7-6-7-14-7-28 0-56 0-84 0 0 5 0 10 0 15 5 0 9 0 14 0 8 0 18 0 25 2 11 1 11 1 11 11 0 85 0 169 0 254 0 14 0 36-50 36 0 5 0 10 0 16 17 0 41-2 57-2s41 2 58 2c0-6 0-11 0-16-51 0-51-22-51-36 0-85 0-169 0-254 3 3 3 4 6 7 67 98 133 195 200 293 4 6 4 6 8 6 7 0 7-3 7-13 0-90 0-180 0-269 0-14 0-37 51-37 0-5 0-10 0-15-17 0-42 1-58 1s-40-1-57-1c0 5 0 10 0 15 50 0 50 23 50 37 0 69 0 138 0 208-58-85-115-169-173-253z">
              <text:p/>
            </draw:path>
            <draw:path draw:style-name="gr10" draw:text-style-name="P7" draw:layer="layout" svg:width="0.241cm" svg:height="0.344cm" svg:x="9.247cm" svg:y="3.257cm" svg:viewBox="0 0 242 345" svg:d="M169 313c0 10 0 21 0 32 24-2 49-4 73-6 0-5 0-10 0-15-35 0-38-3-38-27 0-99 0-198 0-297-24 2-47 4-71 6 0 5 0 10 0 15 35 0 38 3 38 28 0 35 0 70 0 105-14-17-35-31-62-31-57 0-109 49-109 111s48 111 103 111c33 0 55-17 66-32zM169 181c0 34 0 67 0 101 0 8 0 10-4 18-15 24-38 34-59 34-22 0-39-13-51-31-13-20-14-48-14-69 0-18 1-47 15-68 10-15 29-32 56-32 17 0 38 7 53 29 4 9 4 10 4 18z">
              <text:p/>
            </draw:path>
          </draw:g>
        </draw:g>
        <draw:g>
          <svg:title>TexMaths</svg:title>
          <svg:desc>14§display§\gamma&gt;0§svg§600§TRUE§</svg:desc>
          <draw:g>
            <draw:path draw:style-name="gr10" draw:text-style-name="P7" draw:layer="layout" svg:width="0.256cm" svg:height="0.32cm" svg:x="3.087cm" svg:y="0.978cm" svg:viewBox="0 0 257 321" svg:d="M11 92c18-57 73-57 77-57 74 0 80 85 80 124 0 29-2 38-6 47-11 37-25 93-25 107 0 4 3 8 6 8 7 0 11-11 16-29 12-42 16-70 19-84 0-7 1-14 2-20 17-48 48-121 67-160 5-6 10-17 10-18 0-4-3-3-5-4-2 0-6 0-7 2-25 46-45 95-65 145 0-15-1-53-19-100-13-29-32-53-66-53-61 0-95 74-95 89 0 4 4 4 8 4 1 0 2 0 3-1z">
              <text:p/>
            </draw:path>
            <draw:path draw:style-name="gr10" draw:text-style-name="P7" draw:layer="layout" svg:width="0.298cm" svg:height="0.284cm" svg:x="3.536cm" svg:y="0.929cm" svg:viewBox="0 0 299 285" svg:d="M291 153c5-2 8-5 8-11 0-5-3-8-8-11-91-42-182-84-273-127-5-4-7-4-8-4-6 0-10 4-10 10 0 4 3 8 10 11 86 40 171 81 257 121-86 41-171 81-257 122-7 2-10 5-10 11 0 4 4 10 10 10 1 0 3 0 8-5 91-42 182-84 273-127z">
              <text:p/>
            </draw:path>
            <draw:path draw:style-name="gr10" draw:text-style-name="P7" draw:layer="layout" svg:width="0.206cm" svg:height="0.335cm" svg:x="4.032cm" svg:y="0.868cm" svg:viewBox="0 0 207 336" svg:d="M207 169c0-39-3-78-20-115-22-46-63-54-84-54-29 0-65 13-85 59-15 33-18 71-18 110 0 37 1 81 22 118 21 39 58 49 81 49 27 0 63-10 86-56 15-34 18-72 18-111zM103 325c-19 0-48-11-57-59-5-29-5-73-5-103s0-63 4-89c10-59 46-63 58-63 16 0 48 9 58 57 5 27 5 65 5 95 0 37 0 70-5 102-7 46-35 60-58 60z">
              <text:p/>
            </draw:path>
          </draw:g>
        </draw:g>
        <draw:g>
          <svg:title>TexMaths</svg:title>
          <svg:desc>14§display§\gamma&lt;0§svg§600§TRUE§</svg:desc>
          <draw:g>
            <draw:path draw:style-name="gr10" draw:text-style-name="P7" draw:layer="layout" svg:width="0.256cm" svg:height="0.32cm" svg:x="3.087cm" svg:y="4.98cm" svg:viewBox="0 0 257 321" svg:d="M11 92c18-57 73-57 77-57 74 0 80 85 80 124 0 29-2 38-6 47-11 37-25 93-25 107 0 4 3 8 6 8 7 0 11-11 16-29 12-42 16-70 19-84 0-7 1-14 2-20 17-48 48-121 67-160 5-6 10-17 10-18 0-4-3-3-5-4-2 0-6 0-7 2-25 46-45 95-65 145 0-15-1-53-19-100-13-29-32-53-66-53-61 0-95 74-95 89 0 4 4 4 8 4 1 0 2 0 3-1z">
              <text:p/>
            </draw:path>
            <draw:path draw:style-name="gr10" draw:text-style-name="P7" draw:layer="layout" svg:width="0.298cm" svg:height="0.284cm" svg:x="3.536cm" svg:y="4.931cm" svg:viewBox="0 0 299 285" svg:d="M291 21c5-3 8-6 8-11 0-6-4-10-10-10-1 0-1 0-8 4-90 43-181 85-271 127-6 3-10 6-10 11 0 6 4 9 10 11 90 43 181 85 271 127 7 5 7 5 8 5 6 0 10-5 10-10s-3-9-8-11c-86-41-172-81-257-122 85-40 171-81 257-121z">
              <text:p/>
            </draw:path>
            <draw:path draw:style-name="gr10" draw:text-style-name="P7" draw:layer="layout" svg:width="0.206cm" svg:height="0.335cm" svg:x="4.032cm" svg:y="4.87cm" svg:viewBox="0 0 207 336" svg:d="M207 169c0-39-3-78-20-115-22-46-63-54-84-54-29 0-65 13-85 59-15 33-18 71-18 110 0 37 1 81 22 118 21 39 58 49 81 49 27 0 63-10 86-56 15-34 18-72 18-111zM103 325c-19 0-48-11-57-59-5-29-5-73-5-103s0-63 4-89c10-59 46-63 58-63 16 0 48 9 58 57 5 27 5 65 5 95 0 37 0 70-5 102-7 46-35 60-58 60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/>
    <style:font-face style:name="Mathematica1" svg:font-family="Mathematica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.666cm" fo:page-height="6.7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  <dc:date>2022-06-28T07:27:59.639644062</dc:date>
    <meta:editing-duration>PT2M18S</meta:editing-duration>
    <meta:editing-cycles>1</meta:editing-cycles>
    <meta:document-statistic meta:object-count="68"/>
  </office:meta>
</office:document-meta>
</file>